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Preformatted_20_Text">
      <style:text-properties officeooo:rsid="001a0d66" officeooo:paragraph-rsid="001a0d66"/>
    </style:style>
    <style:style style:name="P2" style:family="paragraph" style:parent-style-name="Preformatted_20_Text">
      <style:text-properties officeooo:rsid="001a0d66" officeooo:paragraph-rsid="001b6a20"/>
    </style:style>
    <style:style style:name="P3" style:family="paragraph" style:parent-style-name="Preformatted_20_Text">
      <style:text-properties officeooo:paragraph-rsid="001a0d66"/>
    </style:style>
    <style:style style:name="P4" style:family="paragraph" style:parent-style-name="Preformatted_20_Text">
      <style:text-properties officeooo:rsid="0021bcb6" officeooo:paragraph-rsid="0021bcb6"/>
    </style:style>
    <style:style style:name="P5" style:family="paragraph" style:parent-style-name="Preformatted_20_Text">
      <style:text-properties officeooo:rsid="002222d8" officeooo:paragraph-rsid="002222d8"/>
    </style:style>
    <style:style style:name="P6" style:family="paragraph" style:parent-style-name="Preformatted_20_Text">
      <style:text-properties fo:font-weight="bold" officeooo:rsid="002222d8" officeooo:paragraph-rsid="002222d8" style:font-weight-asian="bold" style:font-weight-complex="bold"/>
    </style:style>
    <style:style style:name="P7" style:family="paragraph" style:parent-style-name="Preformatted_20_Text">
      <style:text-properties officeooo:rsid="001b6a20" officeooo:paragraph-rsid="001b6a20"/>
    </style:style>
    <style:style style:name="P8" style:family="paragraph" style:parent-style-name="Preformatted_20_Text">
      <style:text-properties officeooo:rsid="0021bcb6" officeooo:paragraph-rsid="0021bcb6"/>
    </style:style>
    <style:style style:name="P9" style:family="paragraph" style:parent-style-name="Preformatted_20_Text">
      <style:text-properties officeooo:rsid="00273e67" officeooo:paragraph-rsid="00273e67"/>
    </style:style>
    <style:style style:name="P10" style:family="paragraph" style:parent-style-name="Standard">
      <style:paragraph-properties style:line-height-at-least="0.402cm"/>
      <style:text-properties fo:color="#d4d4d4" loext:opacity="100%" style:font-name="Consolas" fo:font-size="8.39999961853027pt" fo:font-weight="normal" fo:background-color="#1e1e1e"/>
    </style:style>
    <style:style style:name="P11" style:family="paragraph" style:parent-style-name="Standard">
      <style:text-properties fo:color="#d4d4d4" loext:opacity="100%" style:font-name="Consolas" fo:font-size="8.39999961853027pt" fo:font-weight="normal" officeooo:rsid="00273e67" officeooo:paragraph-rsid="00273e67" fo:background-color="#1e1e1e"/>
    </style:style>
    <style:style style:name="T1" style:family="text">
      <style:text-properties officeooo:rsid="001a0d66"/>
    </style:style>
    <style:style style:name="T2" style:family="text">
      <style:text-properties fo:color="#000000" loext:opacity="100%" style:font-name="Times New Roman" fo:font-size="14pt" fo:letter-spacing="normal" fo:font-weight="normal"/>
    </style:style>
    <style:style style:name="T3" style:family="text">
      <style:text-properties officeooo:rsid="001b6a20"/>
    </style:style>
    <style:style style:name="T4" style:family="text">
      <style:text-properties officeooo:rsid="001cafec"/>
    </style:style>
    <style:style style:name="T5" style:family="text">
      <style:text-properties officeooo:rsid="001d7b7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22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ouons un peu pour découvrir XML</text:p>
      <text:p text:style-name="P3"><text:span text:style-name="T1">1/ DTD → </text:span><text:span text:style-name="Emphasis"><text:span text:style-name="T2">Document Type Definition</text:span></text:span> <text:s/><text:span text:style-name="T1">donc c’est ce qui permet de définir et valider notre document de TYPE XML</text:span></text:p>
      <text:p text:style-name="P3"/>
      <text:p text:style-name="P1">2/ 8 ?</text:p>
      <text:p text:style-name="P1"/>
      <text:p text:style-name="P1">3/ 5 sous éléments</text:p>
      <text:p text:style-name="P1"/>
      <text:p text:style-name="P5">4/</text:p>
      <text:p text:style-name="P1"/>
      <text:p text:style-name="P2"><text:span text:style-name="T7">5</text:span>/ <text:span text:style-name="T3">Il manque un élément englobant</text:span></text:p>
      <text:p text:style-name="P7">- Certaines balises ne sont pas refermées (pochette)</text:p>
      <text:p text:style-name="P7">- Certains éléments ne sont pas bien construits : Piste doit contenir une durée </text:p>
      <text:p text:style-name="P7">- L’attribut Site n’est pas déclaré dans le dtd</text:p>
      <text:p text:style-name="P2">- <text:span text:style-name="T4">Selon la dtd, un CD ne peut avoir qu’un interprete</text:span></text:p>
      <text:p text:style-name="P2">- <text:span text:style-name="T5">Il la pochette du dernier CD et le genre est au mauvais endroit</text:span></text:p>
      <text:p text:style-name="P2"/>
      <text:p text:style-name="P4"><text:span text:style-name="T6">Une première construction de document</text:span> </text:p>
      <text:p text:style-name="P4"/>
      <text:p text:style-name="P4">Voir carnet.dtd et carnet.xml</text:p>
      <text:p text:style-name="P4"/>
      <text:p text:style-name="P9">carnet.dtd :</text:p>
      <text:p text:style-name="P9"/>
      <text:p text:style-name="P11">&lt;!ELEMENT CARNET (COMMANDE)*&gt;</text:p>
      <text:p text:style-name="P10">&lt;!ATTLIST COMMANDE ID ID #REQUIRED&gt;</text:p>
      <text:p text:style-name="P10">&lt;!ELEMENT COMMANDE (PERSONNES,PRODUITS,MONTANTTOTAL)&gt;</text:p>
      <text:p text:style-name="P10">&lt;!ELEMENT PERSONNES (PERSONNE,PERSONNE)&gt;</text:p>
      <text:p text:style-name="P10">&lt;!ATTLIST PERSONNE ID ID #REQUIRED&gt;</text:p>
      <text:p text:style-name="P10">&lt;!ATTLIST PERSONNE ROLE (consomateur|producteur) #REQUIRED&gt;</text:p>
      <text:p text:style-name="P10">&lt;!ELEMENT PERSONNE (NOM,PRENOM,ADRESSE,VILLE,CODEPOSTAL,NUMEROTEL)&gt;</text:p>
      <text:p text:style-name="P10">&lt;!ELEMENT NOM (#PCDATA)&gt;</text:p>
      <text:p text:style-name="P10">&lt;!ELEMENT PRENOM (#PCDATA)&gt;</text:p>
      <text:p text:style-name="P10">&lt;!ELEMENT ADRESSE (#PCDATA)&gt;</text:p>
      <text:p text:style-name="P10">&lt;!ELEMENT VILLE (#PCDATA)&gt;</text:p>
      <text:p text:style-name="P10">&lt;!ELEMENT CODEPOSTAL (#PCDATA)&gt;</text:p>
      <text:p text:style-name="P10">&lt;!ELEMENT NUMEROTEL (#PCDATA)&gt;</text:p>
      <text:p text:style-name="P10">&lt;!ELEMENT PRODUITS (PRODUIT)*&gt;</text:p>
      <text:p text:style-name="P10">&lt;!ATTLIST PRODUIT ID ID #REQUIRED&gt;</text:p>
      <text:p text:style-name="P10">&lt;!ELEMENT PRODUIT (INTITULE, QUANTITE, PRIXUNITAIRE)&gt;</text:p>
      <text:p text:style-name="P10">&lt;!ELEMENT INTITULE (#PCDATA)&gt;</text:p>
      <text:p text:style-name="P10">&lt;!ELEMENT QUANTITE (#PCDATA)&gt;</text:p>
      <text:p text:style-name="P10">&lt;!ELEMENT PRIXUNITAIRE (#PCDATA)&gt;</text:p>
      <text:p text:style-name="P10">&lt;!ELEMENT MONTANTTOTAL (#PCDATA)&gt;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3:50:18.123000000</dc:date>
    <meta:editing-duration>PT35M58S</meta:editing-duration>
    <meta:editing-cycles>9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34" meta:word-count="177" meta:character-count="1299" meta:non-whitespace-character-count="1153"/>
  </office:meta>
</office:document-meta>
</file>